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252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27H45M00S" calcext:value-type="time">
            <text:p>127:4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table:formula="of:=ABS([.D3]-[.C3])" office:value-type="time" office:time-value="PT02H15M00S" calcext:value-type="time">
            <text:p>02:15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1]-[.C11])" office:value-type="time" office:time-value="PT00H30M00S" calcext:value-type="time">
            <text:p>00:30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42]-[.C42])" office:value-type="time" office:time-value="PT00H45M00S" calcext:value-type="time">
            <text:p>00:45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0M00S" calcext:value-type="time">
            <text:p>23:3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30M00S" calcext:value-type="time">
            <text:p>00:30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60]-[.C60])" office:value-type="time" office:time-value="PT03H00M00S" calcext:value-type="time">
            <text:p>03:00:00</text:p>
          </table:table-cell>
          <table:table-cell office:value-type="string" calcext:value-type="string">
            <text:p>V1.1 done! Sent to superviso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61]-[.C61])" office:value-type="time" office:time-value="PT00H30M00S" calcext:value-type="time">
            <text:p>00:30:00</text:p>
          </table:table-cell>
          <table:table-cell office:value-type="string" calcext:value-type="string">
            <text:p>Removed application section, now in results as evaluating ap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10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62]-[.C62])" office:value-type="time" office:time-value="PT01H30M00S" calcext:value-type="time">
            <text:p>01:30:00</text:p>
          </table:table-cell>
          <table:table-cell office:value-type="string" calcext:value-type="string">
            <text:p>Implemented double removal of double contou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63]-[.C63])" office:value-type="time" office:time-value="PT03H15M00S" calcext:value-type="time">
            <text:p>03:15:00</text:p>
          </table:table-cell>
          <table:table-cell office:value-type="string" calcext:value-type="string">
            <text:p>First correction. V1.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0H00M00S" calcext:value-type="time">
            <text:p>10:00:00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table:formula="of:=ABS([.D64]-[.C64])" office:value-type="time" office:time-value="PT00H30M00S" calcext:value-type="time">
            <text:p>00:30:00</text:p>
          </table:table-cell>
          <table:table-cell office:value-type="string" calcext:value-type="string">
            <text:p>Meeting Mar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65]-[.C65])" office:value-type="time" office:time-value="PT00H30M00S" calcext:value-type="time">
            <text:p>00:30:00</text:p>
          </table:table-cell>
          <table:table-cell office:value-type="string" calcext:value-type="string">
            <text:p>next correction – V1.3. Now only missing applic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10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66]-[.C66])" office:value-type="time" office:time-value="PT03H30M00S" calcext:value-type="time">
            <text:p>03:30:00</text:p>
          </table:table-cell>
          <table:table-cell office:value-type="string" calcext:value-type="string">
            <text:p>Tried multi activity stuff, not working yet, instead implemented features and removed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1.10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67]-[.C67])" office:value-type="time" office:time-value="PT02H30M00S" calcext:value-type="time">
            <text:p>02:30:00</text:p>
          </table:table-cell>
          <table:table-cell office:value-type="string" calcext:value-type="string">
            <text:p>Multiply activites now working, added menu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1.10.2013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68]-[.C68])" office:value-type="time" office:time-value="PT02H15M00S" calcext:value-type="time">
            <text:p>02:15:00</text:p>
          </table:table-cell>
          <table:table-cell office:value-type="string" calcext:value-type="string">
            <text:p>Rendering stuff, converter don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00:00:02.281819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11T18:57:26.294973792</dc:date>
    <dc:creator>Tamino Hartmann</dc:creator>
    <meta:editing-duration>PT2H37M7S</meta:editing-duration>
    <meta:editing-cycles>99</meta:editing-cycles>
    <meta:generator>LibreOffice/4.1.2.3$Linux_X86_64 LibreOffice_project/410m0$Build-3</meta:generator>
    <meta:document-statistic meta:table-count="3" meta:cell-count="369" meta:object-count="0"/>
  </office:meta>
</office:document-meta>
</file>